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666666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ackground-color="#666666"/>
    </style:style>
    <style:style style:name="ce17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21">
      <style:table-cell-properties fo:background-color="#666666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1">
      <style:table-cell-properties fo:background-color="#ffff99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666666" style:text-align-source="fix" style:repeat-content="false"/>
      <style:paragraph-properties fo:text-align="justify" fo:margin-left="0in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able-cell-properties fo:background-color="#666666"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32" style:family="table-cell" style:parent-style-name="Default" style:data-style-name="N122">
      <style:table-cell-properties fo:background-color="#666666" style:text-align-source="fix" style:repeat-content="false"/>
      <style:paragraph-properties fo:text-align="start" fo:margin-left="0in"/>
    </style:style>
    <style:style style:name="ce33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4" table:default-cell-style-name="ce6"/>
        <table:table-column table:style-name="co2" table:default-cell-style-name="Default"/>
        <table:table-column table:style-name="co3" table:number-columns-repeated="2" table:default-cell-style-name="ce6"/>
        <table:table-column table:style-name="co3" table:default-cell-style-name="Default"/>
        <table:table-column table:style-name="co3" table:default-cell-style-name="ce6"/>
        <table:table-column table:style-name="co3" table:number-columns-repeated="9" table:default-cell-style-name="Default"/>
        <table:table-column table:style-name="co3" table:default-cell-style-name="ce6"/>
        <table:table-column table:style-name="co4" table:default-cell-style-name="ce15"/>
        <table:table-column table:style-name="co5" table:default-cell-style-name="ce20"/>
        <table:table-column table:style-name="co6" table:number-columns-repeated="4" table:default-cell-style-name="ce11"/>
        <table:table-column table:style-name="co4" table:default-cell-style-name="ce15"/>
        <table:table-column table:style-name="co6" table:default-cell-style-name="ce24"/>
        <table:table-column table:style-name="co7" table:default-cell-style-name="ce28"/>
        <table:table-column table:style-name="co4" table:default-cell-style-name="ce15"/>
        <table:table-column table:style-name="co6" table:default-cell-style-name="ce24"/>
        <table:table-column table:style-name="co2" table:default-cell-style-name="ce31"/>
        <table:table-column table:style-name="co4" table:default-cell-style-name="ce15"/>
        <table:table-column table:style-name="co6" table:default-cell-style-name="ce24"/>
        <table:table-column table:style-name="co7" table:default-cell-style-name="ce28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A6</text:p>
          </table:table-cell>
          <table:table-cell table:style-name="ce8" office:value-type="string" calcext:value-type="string">
            <text:p>RN</text:p>
          </table:table-cell>
          <table:table-cell table:style-name="ce5" office:value-type="string" calcext:value-type="string">
            <text:p>MP2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A8</text:p>
          </table:table-cell>
          <table:table-cell table:style-name="ce5" office:value-type="string" calcext:value-type="string">
            <text:p>A9 – 5I</text:p>
          </table:table-cell>
          <table:table-cell table:style-name="ce5" office:value-type="string" calcext:value-type="string">
            <text:p>A9 – LT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A12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4 – LT</text:p>
          </table:table-cell>
          <table:table-cell table:style-name="ce12" office:value-type="string" calcext:value-type="string">
            <text:p>RN</text:p>
          </table:table-cell>
          <table:table-cell table:style-name="ce13" office:value-type="string" calcext:value-type="string">
            <text:p>M3-P</text:p>
          </table:table-cell>
          <table:table-cell table:style-name="ce13" office:value-type="string" calcext:value-type="string">
            <text:p>A15</text:p>
          </table:table-cell>
          <table:table-cell table:style-name="ce13" office:value-type="string" calcext:value-type="string">
            <text:p>A16</text:p>
          </table:table-cell>
          <table:table-cell table:style-name="ce13" office:value-type="string" calcext:value-type="string">
            <text:p>A17</text:p>
          </table:table-cell>
          <table:table-cell table:style-name="ce13" office:value-type="string" calcext:value-type="string">
            <text:p>A17 – LT</text:p>
          </table:table-cell>
          <table:table-cell table:style-name="ce13" office:value-type="string" calcext:value-type="string">
            <text:p>A18 – RD</text:p>
          </table:table-cell>
          <table:table-cell table:style-name="ce13" office:value-type="string" calcext:value-type="string">
            <text:p>A18 – FD</text:p>
          </table:table-cell>
          <table:table-cell table:style-name="ce13" office:value-type="string" calcext:value-type="string">
            <text:p>A19</text:p>
          </table:table-cell>
          <table:table-cell table:style-name="ce13" office:value-type="string" calcext:value-type="string">
            <text:p>A20</text:p>
          </table:table-cell>
          <table:table-cell table:style-name="ce13" office:value-type="string" calcext:value-type="string">
            <text:p>A21</text:p>
          </table:table-cell>
          <table:table-cell table:style-name="ce11" office:value-type="string" calcext:value-type="string">
            <text:p>RN</text:p>
          </table:table-cell>
          <table:table-cell table:style-name="ce14"/>
          <table:table-cell table:style-name="ce17" office:value-type="string" calcext:value-type="string">
            <text:p>Final Grade</text:p>
          </table:table-cell>
          <table:table-cell table:style-name="ce19" office:value-type="string" calcext:value-type="string">
            <text:p>Final Grade</text:p>
          </table:table-cell>
          <table:table-cell table:style-name="ce19" office:value-type="string" calcext:value-type="string">
            <text:p>Submitted Grade</text:p>
          </table:table-cell>
          <table:table-cell table:style-name="ce19" office:value-type="string" calcext:value-type="string">
            <text:p>Final GPA</text:p>
          </table:table-cell>
          <table:table-cell table:style-name="ce19" office:value-type="string" calcext:value-type="string">
            <text:p>Submitted GPA</text:p>
          </table:table-cell>
          <table:table-cell table:style-name="ce14"/>
          <table:table-cell table:style-name="ce23" office:value-type="string" calcext:value-type="string">
            <text:p>Letter Grade</text:p>
          </table:table-cell>
          <table:table-cell table:style-name="ce27" office:value-type="string" calcext:value-type="string">
            <text:p>Numerical Grade</text:p>
          </table:table-cell>
          <table:table-cell table:style-name="ce14"/>
          <table:table-cell table:style-name="ce23" office:value-type="string" calcext:value-type="string">
            <text:p>Letter Grade</text:p>
          </table:table-cell>
          <table:table-cell table:style-name="ce30" office:value-type="string" calcext:value-type="string">
            <text:p>GPA </text:p>
          </table:table-cell>
          <table:table-cell table:style-name="ce14"/>
          <table:table-cell table:style-name="ce23"/>
          <table:table-cell table:style-name="ce27"/>
          <table:table-cell table:style-name="ce34" table:number-columns-repeated="964"/>
          <table:table-cell table:number-columns-repeated="15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/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/>
          <table:table-cell table:style-name="ce17" table:formula="of:=[.Y2] + [.AE2] + #REF!2 + #REF!2 + [.Y2] + [.Y2]" office:value-type="string" office:string-value="" calcext:value-type="error">
            <text:p>Err:509</text:p>
          </table:table-cell>
          <table:table-cell table:style-name="ce19" table:formula="of:=IF([.AF2]&gt;=0.9875;&quot;A+&quot;;  IF([.AF2]&gt;=0.94; &quot;A&quot;; IF([.AF2]&gt;=0.9; &quot;A-&quot;; IF([.AF2]&gt;=0.87; &quot;B+&quot;; IF([.AF2]&gt;=0.84;&quot;B&quot;; IF([.AF2]&gt;=0.8; &quot;B-&quot;; IF([.AF2]&gt;=0.77; &quot;C+&quot;; IF([.AF2]&gt;=0.74;&quot;C&quot;; IF([.AF2]&gt;=0.7; &quot;C-&quot;; IF([.AF2]&gt;=0.67; &quot;D+&quot;; IF([.AF2]&gt;=0.64;&quot;D&quot;; IF([.AF2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G2]; [.$AO$2:.$AP$15]; 2; 0)" office:value-type="string" office:string-value="" calcext:value-type="error">
            <text:p>Err:509</text:p>
          </table:table-cell>
          <table:table-cell table:style-name="ce19" table:formula="of:=VLOOKUP([.AH2]; [.$AO$2:.$AP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/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/>
          <table:table-cell table:style-name="ce17" table:formula="of:=[.Y3] + [.AE3] + #REF!3 + #REF!3 + [.Y3] + [.Y3]" office:value-type="string" office:string-value="" calcext:value-type="error">
            <text:p>Err:509</text:p>
          </table:table-cell>
          <table:table-cell table:style-name="ce19" table:formula="of:=IF([.AF3]&gt;=0.9875;&quot;A+&quot;;  IF([.AF3]&gt;=0.94; &quot;A&quot;; IF([.AF3]&gt;=0.9; &quot;A-&quot;; IF([.AF3]&gt;=0.87; &quot;B+&quot;; IF([.AF3]&gt;=0.84;&quot;B&quot;; IF([.AF3]&gt;=0.8; &quot;B-&quot;; IF([.AF3]&gt;=0.77; &quot;C+&quot;; IF([.AF3]&gt;=0.74;&quot;C&quot;; IF([.AF3]&gt;=0.7; &quot;C-&quot;; IF([.AF3]&gt;=0.67; &quot;D+&quot;; IF([.AF3]&gt;=0.64;&quot;D&quot;; IF([.AF3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G3]; [.$AO$2:.$AP$15]; 2; 0)" office:value-type="string" office:string-value="" calcext:value-type="error">
            <text:p>Err:509</text:p>
          </table:table-cell>
          <table:table-cell table:style-name="ce19" table:formula="of:=VLOOKUP([.AH3]; [.$AO$2:.$AP$15]; 2; 0)"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Nathaniel Blak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table:style-name="ce10"/>
          <table:table-cell table:number-columns-repeated="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F</text:p>
          </table:table-cell>
          <table:table-cell table:style-name="ce6"/>
          <table:table-cell table:style-name="ce6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/>
          <table:table-cell table:style-name="ce17" table:formula="of:=[.Y4] + [.AE4] + #REF!4 + #REF!4 + [.Y4] + [.Y4]" office:value-type="string" office:string-value="" calcext:value-type="error">
            <text:p>Err:509</text:p>
          </table:table-cell>
          <table:table-cell table:style-name="ce19" table:formula="of:=IF([.AF4]&gt;=0.9875;&quot;A+&quot;;  IF([.AF4]&gt;=0.94; &quot;A&quot;; IF([.AF4]&gt;=0.9; &quot;A-&quot;; IF([.AF4]&gt;=0.87; &quot;B+&quot;; IF([.AF4]&gt;=0.84;&quot;B&quot;; IF([.AF4]&gt;=0.8; &quot;B-&quot;; IF([.AF4]&gt;=0.77; &quot;C+&quot;; IF([.AF4]&gt;=0.74;&quot;C&quot;; IF([.AF4]&gt;=0.7; &quot;C-&quot;; IF([.AF4]&gt;=0.67; &quot;D+&quot;; IF([.AF4]&gt;=0.64;&quot;D&quot;; IF([.AF4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A</text:p>
          </table:table-cell>
          <table:table-cell table:style-name="ce19" table:formula="of:=VLOOKUP([.AG4]; [.$AO$2:.$AP$15]; 2; 0)" office:value-type="string" office:string-value="" calcext:value-type="error">
            <text:p>Err:509</text:p>
          </table:table-cell>
          <table:table-cell table:style-name="ce19" table:formula="of:=VLOOKUP([.AH4]; [.$AO$2:.$AP$15]; 2; 0)" office:value-type="float" office:value="4" calcext:value-type="float">
            <text:p>4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B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style-name="ce6"/>
          <table:table-cell table:style-name="ce6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/>
          <table:table-cell table:style-name="ce17" table:formula="of:=[.Y5] + [.AE5] + #REF!5 + #REF!5 + [.Y5] + [.Y5]" office:value-type="string" office:string-value="" calcext:value-type="error">
            <text:p>Err:509</text:p>
          </table:table-cell>
          <table:table-cell table:style-name="ce19" table:formula="of:=IF([.AF5]&gt;=0.9875;&quot;A+&quot;;  IF([.AF5]&gt;=0.94; &quot;A&quot;; IF([.AF5]&gt;=0.9; &quot;A-&quot;; IF([.AF5]&gt;=0.87; &quot;B+&quot;; IF([.AF5]&gt;=0.84;&quot;B&quot;; IF([.AF5]&gt;=0.8; &quot;B-&quot;; IF([.AF5]&gt;=0.77; &quot;C+&quot;; IF([.AF5]&gt;=0.74;&quot;C&quot;; IF([.AF5]&gt;=0.7; &quot;C-&quot;; IF([.AF5]&gt;=0.67; &quot;D+&quot;; IF([.AF5]&gt;=0.64;&quot;D&quot;; IF([.AF5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-</text:p>
          </table:table-cell>
          <table:table-cell table:style-name="ce19" table:formula="of:=VLOOKUP([.AG5]; [.$AO$2:.$AP$15]; 2; 0)" office:value-type="string" office:string-value="" calcext:value-type="error">
            <text:p>Err:509</text:p>
          </table:table-cell>
          <table:table-cell table:style-name="ce19" table:formula="of:=VLOOKUP([.AH5]; [.$AO$2:.$AP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Matthew Clive</text:p>
          </table:table-cell>
          <table:table-cell table:style-name="ce7" office:value-type="string" calcext:value-type="string">
            <text:p>A</text:p>
          </table:table-cell>
          <table:table-cell table:number-columns-repeated="2" table:style-name="ce7" office:value-type="string" calcext:value-type="string">
            <text:p>A-</text:p>
          </table:table-cell>
          <table:table-cell table:number-columns-repeated="2"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style-name="ce9" office:value-type="string" calcext:value-type="string">
            <text:p>A-</text:p>
          </table:table-cell>
          <table:table-cell table:style-name="ce7"/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B+</text:p>
          </table:table-cell>
          <table:table-cell table:number-columns-repeated="3" table:style-name="ce7" office:value-type="string" calcext:value-type="string">
            <text:p>F</text:p>
          </table:table-cell>
          <table:table-cell table:style-name="ce7" table:number-columns-repeated="2"/>
          <table:table-cell table:style-name="ce9" office:value-type="string" calcext:value-type="string">
            <text:p>F</text:p>
          </table:table-cell>
          <table:table-cell table:style-name="ce7" table:number-columns-repeated="10"/>
          <table:table-cell/>
          <table:table-cell table:style-name="ce16"/>
          <table:table-cell table:style-name="ce18" table:formula="of:=[.Y6] + [.AE6] + #REF!6 + #REF!6 + [.Y6] + [.Y6]" office:value-type="string" office:string-value="" calcext:value-type="error">
            <text:p>Err:509</text:p>
          </table:table-cell>
          <table:table-cell table:style-name="ce21" table:formula="of:=IF([.AF6]&gt;=0.9875;&quot;A+&quot;;  IF([.AF6]&gt;=0.94; &quot;A&quot;; IF([.AF6]&gt;=0.9; &quot;A-&quot;; IF([.AF6]&gt;=0.87; &quot;B+&quot;; IF([.AF6]&gt;=0.84;&quot;B&quot;; IF([.AF6]&gt;=0.8; &quot;B-&quot;; IF([.AF6]&gt;=0.77; &quot;C+&quot;; IF([.AF6]&gt;=0.74;&quot;C&quot;; IF([.AF6]&gt;=0.7; &quot;C-&quot;; IF([.AF6]&gt;=0.67; &quot;D+&quot;; IF([.AF6]&gt;=0.64;&quot;D&quot;; IF([.AF6]&gt;=0.6; &quot;D-&quot;; &quot;F&quot;))))))))))))" office:value-type="string" office:string-value="" calcext:value-type="error">
            <text:p>Err:509</text:p>
          </table:table-cell>
          <table:table-cell table:style-name="ce21" office:value-type="string" calcext:value-type="string">
            <text:p>C-</text:p>
          </table:table-cell>
          <table:table-cell table:style-name="ce21" table:formula="of:=VLOOKUP([.AG6]; [.$AO$2:.$AP$15]; 2; 0)" office:value-type="string" office:string-value="" calcext:value-type="error">
            <text:p>Err:509</text:p>
          </table:table-cell>
          <table:table-cell table:style-name="ce21" table:formula="of:=VLOOKUP([.AH6]; [.$AO$2:.$AP$15]; 2; 0)" office:value-type="float" office:value="1.7" calcext:value-type="float">
            <text:p>1.7</text:p>
          </table:table-cell>
          <table:table-cell table:style-name="ce16"/>
          <table:table-cell table:style-name="ce25" office:value-type="string" calcext:value-type="string">
            <text:p>B</text:p>
          </table:table-cell>
          <table:table-cell table:style-name="ce29" office:value-type="float" office:value="86" calcext:value-type="float">
            <text:p>86</text:p>
          </table:table-cell>
          <table:table-cell table:style-name="ce16"/>
          <table:table-cell table:style-name="ce25" office:value-type="string" calcext:value-type="string">
            <text:p>B</text:p>
          </table:table-cell>
          <table:table-cell table:style-name="ce32" office:value-type="float" office:value="3" calcext:value-type="float">
            <text:p>3.0</text:p>
          </table:table-cell>
          <table:table-cell table:style-name="ce16"/>
          <table:table-cell table:style-name="ce25"/>
          <table:table-cell table:style-name="ce29"/>
          <table:table-cell table:style-name="ce16" table:number-columns-repeated="979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6"/>
          <table:table-cell table:style-name="ce6" office:value-type="string" calcext:value-type="string">
            <text:p>IP</text:p>
          </table:table-cell>
          <table:table-cell office:value-type="string" calcext:value-type="string">
            <text:p>F</text:p>
          </table:table-cell>
          <table:table-cell/>
          <table:table-cell table:style-name="ce17" table:formula="of:=[.Y7] + [.AE7] + #REF!7 + #REF!7 + [.Y7] + [.Y7]" office:value-type="string" office:string-value="" calcext:value-type="error">
            <text:p>Err:509</text:p>
          </table:table-cell>
          <table:table-cell table:style-name="ce19" table:formula="of:=IF([.AF7]&gt;=0.9875;&quot;A+&quot;;  IF([.AF7]&gt;=0.94; &quot;A&quot;; IF([.AF7]&gt;=0.9; &quot;A-&quot;; IF([.AF7]&gt;=0.87; &quot;B+&quot;; IF([.AF7]&gt;=0.84;&quot;B&quot;; IF([.AF7]&gt;=0.8; &quot;B-&quot;; IF([.AF7]&gt;=0.77; &quot;C+&quot;; IF([.AF7]&gt;=0.74;&quot;C&quot;; IF([.AF7]&gt;=0.7; &quot;C-&quot;; IF([.AF7]&gt;=0.67; &quot;D+&quot;; IF([.AF7]&gt;=0.64;&quot;D&quot;; IF([.AF7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G7]; [.$AO$2:.$AP$15]; 2; 0)" office:value-type="string" office:string-value="" calcext:value-type="error">
            <text:p>Err:509</text:p>
          </table:table-cell>
          <table:table-cell table:style-name="ce19" table:formula="of:=VLOOKUP([.AH7]; [.$AO$2:.$AP$15]; 2; 0)" office:value-type="float" office:value="3" calcext:value-type="float">
            <text:p>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Brandon Ginoz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/>
          <table:table-cell table:style-name="ce6" office:value-type="string" calcext:value-type="string">
            <text:p>IP</text:p>
          </table:table-cell>
          <table:table-cell office:value-type="string" calcext:value-type="string">
            <text:p>A</text:p>
          </table:table-cell>
          <table:table-cell/>
          <table:table-cell table:style-name="ce17" table:formula="of:=[.Y8] + [.AE8] + #REF!8 + #REF!8 + [.Y8] + [.Y8]" office:value-type="string" office:string-value="" calcext:value-type="error">
            <text:p>Err:509</text:p>
          </table:table-cell>
          <table:table-cell table:style-name="ce19" table:formula="of:=IF([.AF8]&gt;=0.9875;&quot;A+&quot;;  IF([.AF8]&gt;=0.94; &quot;A&quot;; IF([.AF8]&gt;=0.9; &quot;A-&quot;; IF([.AF8]&gt;=0.87; &quot;B+&quot;; IF([.AF8]&gt;=0.84;&quot;B&quot;; IF([.AF8]&gt;=0.8; &quot;B-&quot;; IF([.AF8]&gt;=0.77; &quot;C+&quot;; IF([.AF8]&gt;=0.74;&quot;C&quot;; IF([.AF8]&gt;=0.7; &quot;C-&quot;; IF([.AF8]&gt;=0.67; &quot;D+&quot;; IF([.AF8]&gt;=0.64;&quot;D&quot;; IF([.AF8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G8]; [.$AO$2:.$AP$15]; 2; 0)" office:value-type="string" office:string-value="" calcext:value-type="error">
            <text:p>Err:509</text:p>
          </table:table-cell>
          <table:table-cell table:style-name="ce19" table:formula="of:=VLOOKUP([.AH8]; [.$AO$2:.$AP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9" office:value-type="string" calcext:value-type="string">
            <text:p>A</text:p>
          </table:table-cell>
          <table:table-cell table:style-name="ce10"/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/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/>
          <table:table-cell table:style-name="ce17" table:formula="of:=[.Y9] + [.AE9] + #REF!9 + #REF!9 + [.Y9] + [.Y9]" office:value-type="string" office:string-value="" calcext:value-type="error">
            <text:p>Err:509</text:p>
          </table:table-cell>
          <table:table-cell table:style-name="ce19" table:formula="of:=IF([.AF9]&gt;=0.9875;&quot;A+&quot;;  IF([.AF9]&gt;=0.94; &quot;A&quot;; IF([.AF9]&gt;=0.9; &quot;A-&quot;; IF([.AF9]&gt;=0.87; &quot;B+&quot;; IF([.AF9]&gt;=0.84;&quot;B&quot;; IF([.AF9]&gt;=0.8; &quot;B-&quot;; IF([.AF9]&gt;=0.77; &quot;C+&quot;; IF([.AF9]&gt;=0.74;&quot;C&quot;; IF([.AF9]&gt;=0.7; &quot;C-&quot;; IF([.AF9]&gt;=0.67; &quot;D+&quot;; IF([.AF9]&gt;=0.64;&quot;D&quot;; IF([.AF9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</text:p>
          </table:table-cell>
          <table:table-cell table:style-name="ce19" table:formula="of:=VLOOKUP([.AG9]; [.$AO$2:.$AP$15]; 2; 0)" office:value-type="string" office:string-value="" calcext:value-type="error">
            <text:p>Err:509</text:p>
          </table:table-cell>
          <table:table-cell table:style-name="ce19" table:formula="of:=VLOOKUP([.AH9]; [.$AO$2:.$AP$15]; 2; 0)" office:value-type="float" office:value="2" calcext:value-type="float">
            <text:p>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Cody Kinne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/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/>
          <table:table-cell table:style-name="ce17" table:formula="of:=[.Y10] + [.AE10] + #REF!10 + #REF!10 + [.Y10] + [.Y10]" office:value-type="string" office:string-value="" calcext:value-type="error">
            <text:p>Err:509</text:p>
          </table:table-cell>
          <table:table-cell table:style-name="ce19" table:formula="of:=IF([.AF10]&gt;=0.9875;&quot;A+&quot;;  IF([.AF10]&gt;=0.94; &quot;A&quot;; IF([.AF10]&gt;=0.9; &quot;A-&quot;; IF([.AF10]&gt;=0.87; &quot;B+&quot;; IF([.AF10]&gt;=0.84;&quot;B&quot;; IF([.AF10]&gt;=0.8; &quot;B-&quot;; IF([.AF10]&gt;=0.77; &quot;C+&quot;; IF([.AF10]&gt;=0.74;&quot;C&quot;; IF([.AF10]&gt;=0.7; &quot;C-&quot;; IF([.AF10]&gt;=0.67; &quot;D+&quot;; IF([.AF10]&gt;=0.64;&quot;D&quot;; IF([.AF10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G10]; [.$AO$2:.$AP$15]; 2; 0)" office:value-type="string" office:string-value="" calcext:value-type="error">
            <text:p>Err:509</text:p>
          </table:table-cell>
          <table:table-cell table:style-name="ce19" table:formula="of:=VLOOKUP([.AH10]; [.$AO$2:.$AP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as Landgreb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C-</text:p>
          </table:table-cell>
          <table:table-cell table:number-columns-repeated="2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number-columns-repeated="2" office:value-type="string" calcext:value-type="string">
            <text:p>B</text:p>
          </table:table-cell>
          <table:table-cell table:style-name="ce9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/>
          <table:table-cell table:style-name="ce6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/>
          <table:table-cell table:style-name="ce17" table:formula="of:=[.Y11] + [.AE11] + #REF!11 + #REF!11 + [.Y11] + [.Y11]" office:value-type="string" office:string-value="" calcext:value-type="error">
            <text:p>Err:509</text:p>
          </table:table-cell>
          <table:table-cell table:style-name="ce19" table:formula="of:=IF([.AF11]&gt;=0.9875;&quot;A+&quot;;  IF([.AF11]&gt;=0.94; &quot;A&quot;; IF([.AF11]&gt;=0.9; &quot;A-&quot;; IF([.AF11]&gt;=0.87; &quot;B+&quot;; IF([.AF11]&gt;=0.84;&quot;B&quot;; IF([.AF11]&gt;=0.8; &quot;B-&quot;; IF([.AF11]&gt;=0.77; &quot;C+&quot;; IF([.AF11]&gt;=0.74;&quot;C&quot;; IF([.AF11]&gt;=0.7; &quot;C-&quot;; IF([.AF11]&gt;=0.67; &quot;D+&quot;; IF([.AF11]&gt;=0.64;&quot;D&quot;; IF([.AF11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G11]; [.$AO$2:.$AP$15]; 2; 0)" office:value-type="string" office:string-value="" calcext:value-type="error">
            <text:p>Err:509</text:p>
          </table:table-cell>
          <table:table-cell table:style-name="ce19" table:formula="of:=VLOOKUP([.AH11]; [.$AO$2:.$AP$15]; 2; 0)" office:value-type="float" office:value="2.7" calcext:value-type="float">
            <text:p>2.7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F</text:p>
          </table:table-cell>
          <table:table-cell table:style-name="ce6"/>
          <table:table-cell table:style-name="ce6" office:value-type="string" calcext:value-type="string">
            <text:p>IP</text:p>
          </table:table-cell>
          <table:table-cell office:value-type="string" calcext:value-type="string">
            <text:p>F</text:p>
          </table:table-cell>
          <table:table-cell/>
          <table:table-cell table:style-name="ce17" table:formula="of:=[.Y12] + [.AE12] + #REF!12 + #REF!12 + [.Y12] + [.Y12]" office:value-type="string" office:string-value="" calcext:value-type="error">
            <text:p>Err:509</text:p>
          </table:table-cell>
          <table:table-cell table:style-name="ce19" table:formula="of:=IF([.AF12]&gt;=0.9875;&quot;A+&quot;;  IF([.AF12]&gt;=0.94; &quot;A&quot;; IF([.AF12]&gt;=0.9; &quot;A-&quot;; IF([.AF12]&gt;=0.87; &quot;B+&quot;; IF([.AF12]&gt;=0.84;&quot;B&quot;; IF([.AF12]&gt;=0.8; &quot;B-&quot;; IF([.AF12]&gt;=0.77; &quot;C+&quot;; IF([.AF12]&gt;=0.74;&quot;C&quot;; IF([.AF12]&gt;=0.7; &quot;C-&quot;; IF([.AF12]&gt;=0.67; &quot;D+&quot;; IF([.AF12]&gt;=0.64;&quot;D&quot;; IF([.AF12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G12]; [.$AO$2:.$AP$15]; 2; 0)" office:value-type="string" office:string-value="" calcext:value-type="error">
            <text:p>Err:509</text:p>
          </table:table-cell>
          <table:table-cell table:style-name="ce19" table:formula="of:=VLOOKUP([.AH12]; [.$AO$2:.$AP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/>
          <table:table-cell table:style-name="ce6" office:value-type="string" calcext:value-type="string">
            <text:p>IP</text:p>
          </table:table-cell>
          <table:table-cell office:value-type="string" calcext:value-type="string">
            <text:p>A</text:p>
          </table:table-cell>
          <table:table-cell/>
          <table:table-cell table:style-name="ce17" table:formula="of:=[.Y13] + [.AE13] + #REF!13 + #REF!13 + [.Y13] + [.Y13]" office:value-type="string" office:string-value="" calcext:value-type="error">
            <text:p>Err:509</text:p>
          </table:table-cell>
          <table:table-cell table:style-name="ce19" table:formula="of:=IF([.AF13]&gt;=0.9875;&quot;A+&quot;;  IF([.AF13]&gt;=0.94; &quot;A&quot;; IF([.AF13]&gt;=0.9; &quot;A-&quot;; IF([.AF13]&gt;=0.87; &quot;B+&quot;; IF([.AF13]&gt;=0.84;&quot;B&quot;; IF([.AF13]&gt;=0.8; &quot;B-&quot;; IF([.AF13]&gt;=0.77; &quot;C+&quot;; IF([.AF13]&gt;=0.74;&quot;C&quot;; IF([.AF13]&gt;=0.7; &quot;C-&quot;; IF([.AF13]&gt;=0.67; &quot;D+&quot;; IF([.AF13]&gt;=0.64;&quot;D&quot;; IF([.AF13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A-</text:p>
          </table:table-cell>
          <table:table-cell table:style-name="ce19" table:formula="of:=VLOOKUP([.AG13]; [.$AO$2:.$AP$15]; 2; 0)" office:value-type="string" office:string-value="" calcext:value-type="error">
            <text:p>Err:509</text:p>
          </table:table-cell>
          <table:table-cell table:style-name="ce19" table:formula="of:=VLOOKUP([.AH13]; [.$AO$2:.$AP$15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ke Smit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/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/>
          <table:table-cell table:style-name="ce17" table:formula="of:=[.Y14] + [.AE14] + #REF!14 + #REF!14 + [.Y14] + [.Y14]" office:value-type="string" office:string-value="" calcext:value-type="error">
            <text:p>Err:509</text:p>
          </table:table-cell>
          <table:table-cell table:style-name="ce19" table:formula="of:=IF([.AF14]&gt;=0.9875;&quot;A+&quot;;  IF([.AF14]&gt;=0.94; &quot;A&quot;; IF([.AF14]&gt;=0.9; &quot;A-&quot;; IF([.AF14]&gt;=0.87; &quot;B+&quot;; IF([.AF14]&gt;=0.84;&quot;B&quot;; IF([.AF14]&gt;=0.8; &quot;B-&quot;; IF([.AF14]&gt;=0.77; &quot;C+&quot;; IF([.AF14]&gt;=0.74;&quot;C&quot;; IF([.AF14]&gt;=0.7; &quot;C-&quot;; IF([.AF14]&gt;=0.67; &quot;D+&quot;; IF([.AF14]&gt;=0.64;&quot;D&quot;; IF([.AF14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G14]; [.$AO$2:.$AP$15]; 2; 0)" office:value-type="string" office:string-value="" calcext:value-type="error">
            <text:p>Err:509</text:p>
          </table:table-cell>
          <table:table-cell table:style-name="ce19" table:formula="of:=VLOOKUP([.AH14]; [.$AO$2:.$AP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ichael Weisma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/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/>
          <table:table-cell table:style-name="ce17" table:formula="of:=[.Y15] + [.AE15] + #REF!15 + #REF!15 + [.Y15] + [.Y15]" office:value-type="string" office:string-value="" calcext:value-type="error">
            <text:p>Err:509</text:p>
          </table:table-cell>
          <table:table-cell table:style-name="ce19" table:formula="of:=IF([.AF15]&gt;=0.9875;&quot;A+&quot;;  IF([.AF15]&gt;=0.94; &quot;A&quot;; IF([.AF15]&gt;=0.9; &quot;A-&quot;; IF([.AF15]&gt;=0.87; &quot;B+&quot;; IF([.AF15]&gt;=0.84;&quot;B&quot;; IF([.AF15]&gt;=0.8; &quot;B-&quot;; IF([.AF15]&gt;=0.77; &quot;C+&quot;; IF([.AF15]&gt;=0.74;&quot;C&quot;; IF([.AF15]&gt;=0.7; &quot;C-&quot;; IF([.AF15]&gt;=0.67; &quot;D+&quot;; IF([.AF15]&gt;=0.64;&quot;D&quot;; IF([.AF15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G15]; [.$AO$2:.$AP$15]; 2; 0)" office:value-type="string" office:string-value="" calcext:value-type="error">
            <text:p>Err:509</text:p>
          </table:table-cell>
          <table:table-cell table:style-name="ce19" table:formula="of:=VLOOKUP([.AH15]; [.$AO$2:.$AP$15]; 2; 0)" office:value-type="float" office:value="2.7" calcext:value-type="float">
            <text:p>2.7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982"/>
        </table:table-row>
        <table:table-row table:style-name="ro1">
          <table:table-cell table:style-name="ce2" office:value-type="string" calcext:value-type="string">
            <text:p>Hanzhong Zhen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/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/>
          <table:table-cell table:style-name="ce17" table:formula="of:=[.Y16] + [.AE16] + #REF!16 + #REF!16 + [.Y16] + [.Y16]" office:value-type="string" office:string-value="" calcext:value-type="error">
            <text:p>Err:509</text:p>
          </table:table-cell>
          <table:table-cell table:style-name="ce19" table:formula="of:=IF([.AF16]&gt;=0.9875;&quot;A+&quot;;  IF([.AF16]&gt;=0.94; &quot;A&quot;; IF([.AF16]&gt;=0.9; &quot;A-&quot;; IF([.AF16]&gt;=0.87; &quot;B+&quot;; IF([.AF16]&gt;=0.84;&quot;B&quot;; IF([.AF16]&gt;=0.8; &quot;B-&quot;; IF([.AF16]&gt;=0.77; &quot;C+&quot;; IF([.AF16]&gt;=0.74;&quot;C&quot;; IF([.AF16]&gt;=0.7; &quot;C-&quot;; IF([.AF16]&gt;=0.67; &quot;D+&quot;; IF([.AF16]&gt;=0.64;&quot;D&quot;; IF([.AF16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G16]; [.$AO$2:.$AP$15]; 2; 0)" office:value-type="string" office:string-value="" calcext:value-type="error">
            <text:p>Err:509</text:p>
          </table:table-cell>
          <table:table-cell table:style-name="ce19" table:formula="of:=VLOOKUP([.AH16]; [.$AO$2:.$AP$15]; 2; 0)" office:value-type="float" office:value="2.7" calcext:value-type="float">
            <text:p>2.7</text:p>
          </table:table-cell>
          <table:table-cell/>
          <table:table-cell table:style-name="ce26"/>
          <table:table-cell table:style-name="ce15"/>
          <table:table-cell/>
          <table:table-cell table:style-name="ce26"/>
          <table:table-cell table:style-name="ce33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table:number-columns-repeated="18"/>
          <table:table-cell table:style-name="ce6"/>
          <table:table-cell table:number-columns-repeated="12"/>
          <table:table-cell table:style-name="ce17" table:formula="of:=[.Y17] + [.AE17] + #REF!17 + #REF!17 + [.Y17] + [.Y17]" office:value-type="string" office:string-value="" calcext:value-type="error">
            <text:p>Err:509</text:p>
          </table:table-cell>
          <table:table-cell table:style-name="ce19" table:formula="of:=IF([.AF17]&gt;=0.9875;&quot;A+&quot;;  IF([.AF17]&gt;=0.94; &quot;A&quot;; IF([.AF17]&gt;=0.9; &quot;A-&quot;; IF([.AF17]&gt;=0.87; &quot;B+&quot;; IF([.AF17]&gt;=0.84;&quot;B&quot;; IF([.AF17]&gt;=0.8; &quot;B-&quot;; IF([.AF17]&gt;=0.77; &quot;C+&quot;; IF([.AF17]&gt;=0.74;&quot;C&quot;; IF([.AF17]&gt;=0.7; &quot;C-&quot;; IF([.AF17]&gt;=0.67; &quot;D+&quot;; IF([.AF17]&gt;=0.64;&quot;D&quot;; IF([.AF17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G17]; [.$AO$2:.$AP$15]; 2; 0)" office:value-type="string" office:string-value="" calcext:value-type="error">
            <text:p>Err:509</text:p>
          </table:table-cell>
          <table:table-cell table:style-name="ce19" table:formula="of:=VLOOKUP([.AH17]; [.$AO$2:.$AP$15]; 2; 0)" office:value-type="float" office:value="3.3" calcext:value-type="float">
            <text:p>3.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2"/>
        </table:table-row>
        <table:table-row table:style-name="ro1">
          <table:table-cell table:style-name="ce2"/>
          <table:table-cell table:number-columns-repeated="30"/>
          <table:table-cell table:style-name="ce17" table:formula="of:=[.Y18] + [.AE18] + #REF!18 + #REF!18 + [.Y18] + [.Y18]" office:value-type="string" office:string-value="" calcext:value-type="error">
            <text:p>Err:509</text:p>
          </table:table-cell>
          <table:table-cell table:style-name="ce19" table:formula="of:=IF([.AF18]&gt;=0.9875;&quot;A+&quot;;  IF([.AF18]&gt;=0.94; &quot;A&quot;; IF([.AF18]&gt;=0.9; &quot;A-&quot;; IF([.AF18]&gt;=0.87; &quot;B+&quot;; IF([.AF18]&gt;=0.84;&quot;B&quot;; IF([.AF18]&gt;=0.8; &quot;B-&quot;; IF([.AF18]&gt;=0.77; &quot;C+&quot;; IF([.AF18]&gt;=0.74;&quot;C&quot;; IF([.AF18]&gt;=0.7; &quot;C-&quot;; IF([.AF18]&gt;=0.67; &quot;D+&quot;; IF([.AF18]&gt;=0.64;&quot;D&quot;; IF([.AF18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G18]; [.$AO$2:.$AP$15]; 2; 0)" office:value-type="string" office:string-value="" calcext:value-type="error">
            <text:p>Err:509</text:p>
          </table:table-cell>
          <table:table-cell table:style-name="ce19" table:formula="of:=VLOOKUP([.AH18]; [.$AO$2:.$AP$15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number-columns-repeated="31"/>
          <table:table-cell table:style-name="ce17" table:formula="of:=[.Y19] + [.AE19] + #REF!19 + #REF!19 + [.Y19] + [.Y19]" office:value-type="string" office:string-value="" calcext:value-type="error">
            <text:p>Err:509</text:p>
          </table:table-cell>
          <table:table-cell table:style-name="ce19" table:formula="of:=IF([.AF19]&gt;=0.9875;&quot;A+&quot;;  IF([.AF19]&gt;=0.94; &quot;A&quot;; IF([.AF19]&gt;=0.9; &quot;A-&quot;; IF([.AF19]&gt;=0.87; &quot;B+&quot;; IF([.AF19]&gt;=0.84;&quot;B&quot;; IF([.AF19]&gt;=0.8; &quot;B-&quot;; IF([.AF19]&gt;=0.77; &quot;C+&quot;; IF([.AF19]&gt;=0.74;&quot;C&quot;; IF([.AF19]&gt;=0.7; &quot;C-&quot;; IF([.AF19]&gt;=0.67; &quot;D+&quot;; IF([.AF19]&gt;=0.64;&quot;D&quot;; IF([.AF19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G19]; [.$AO$2:.$AP$15]; 2; 0)" office:value-type="string" office:string-value="" calcext:value-type="error">
            <text:p>Err:509</text:p>
          </table:table-cell>
          <table:table-cell table:style-name="ce19" table:formula="of:=VLOOKUP([.AH19]; [.$AO$2:.$AP$15]; 2; 0)" office:value-type="float" office:value="3.3" calcext:value-type="float">
            <text:p>3.3</text:p>
          </table:table-cell>
          <table:table-cell table:number-columns-repeated="988"/>
        </table:table-row>
        <table:table-row table:style-name="ro1">
          <table:table-cell table:number-columns-repeated="19"/>
          <table:table-cell table:style-name="Default"/>
          <table:table-cell table:number-columns-repeated="11"/>
          <table:table-cell table:style-name="ce17"/>
          <table:table-cell table:style-name="ce19" table:number-columns-repeated="4"/>
          <table:table-cell table:number-columns-repeated="988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1"/>
          <table:table-cell table:style-name="ce17"/>
          <table:table-cell table:style-name="ce19" table:number-columns-repeated="4"/>
          <table:table-cell table:number-columns-repeated="988"/>
        </table:table-row>
        <table:table-row table:style-name="ro1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1"/>
          <table:table-cell table:style-name="ce19" table:formula="of:=AVERAGE([.AF2:.AF19])" office:value-type="string" office:string-value="" calcext:value-type="error">
            <text:p>Err:509</text:p>
          </table:table-cell>
          <table:table-cell table:style-name="ce22" table:number-columns-repeated="2"/>
          <table:table-cell table:style-name="ce19" table:formula="of:=AVERAGE([.AI2:.AI22])" office:value-type="string" office:string-value="" calcext:value-type="error">
            <text:p>Err:509</text:p>
          </table:table-cell>
          <table:table-cell table:style-name="ce19" table:formula="of:=AVERAGE([.AJ2:.AJ22])" office:value-type="float" office:value="2.79444444444444" calcext:value-type="float">
            <text:p>2.7944444444</text:p>
          </table:table-cell>
          <table:table-cell table:number-columns-repeated="988"/>
        </table:table-row>
        <table:table-row table:style-name="ro1" table:number-rows-repeated="12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0/00/0000</text:date>, <text:time style:data-style-name="N2" text:time-value="09:48:08.9508025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4-02T09:58:17.377405704</dc:date>
    <dc:creator>Gregory Kapfhammer</dc:creator>
    <meta:editing-duration>P9DT21H20M21S</meta:editing-duration>
    <meta:editing-cycles>334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590" meta:object-count="0"/>
  </office:meta>
</office:document-meta>
</file>